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iberation Serif" svg:font-family="'Liberation Serif', serif"/>
    <style:font-face style:name="Mangal2" svg:font-family="Mangal"/>
    <style:font-face style:name="Courier New" svg:font-family="'Courier New'" style:font-family-generic="modern"/>
    <style:font-face style:name="Liberation Sans1" svg:font-family="'Liberation Sans'" style:font-family-generic="swiss"/>
    <style:font-face style:name="Liberation Serif1" svg:font-family="'Liberation Serif'" style:font-family-generic="swiss"/>
    <style:font-face style:name="Mangal" svg:font-family="Mangal" style:font-family-generic="swiss"/>
    <style:font-face style:name="Open Sans" svg:font-family="'Open Sans'" style:font-family-generic="swiss"/>
    <style:font-face style:name="Courier New1" svg:font-family="'Courier New'" style:font-family-generic="modern" style:font-pitch="fixed"/>
    <style:font-face style:name="Liberation Serif2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2831d" officeooo:paragraph-rsid="0012831d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paragraph-rsid="00137357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officeooo:paragraph-rsid="0012831d" style:font-size-asian="12pt" style:font-size-complex="12pt"/>
    </style:style>
    <style:style style:name="P4" style:family="paragraph" style:parent-style-name="Standard">
      <style:text-properties fo:font-size="12pt" officeooo:rsid="0012831d" officeooo:paragraph-rsid="00137357" style:font-size-asian="12pt" style:font-size-complex="12pt"/>
    </style:style>
    <style:style style:name="P5" style:family="paragraph" style:parent-style-name="Standard">
      <style:text-properties fo:font-size="12pt" officeooo:rsid="00137357" officeooo:paragraph-rsid="00137357" style:font-size-asian="12pt" style:font-size-complex="12pt"/>
    </style:style>
    <style:style style:name="P6" style:family="paragraph" style:parent-style-name="Standard">
      <style:text-properties fo:font-size="12pt" officeooo:rsid="00137357" officeooo:paragraph-rsid="001ba0a0" style:font-size-asian="12pt" style:font-size-complex="12pt"/>
    </style:style>
    <style:style style:name="P7" style:family="paragraph" style:parent-style-name="Standard">
      <style:text-properties fo:font-size="12pt" officeooo:rsid="0017e08c" officeooo:paragraph-rsid="001ba0a0" style:font-size-asian="12pt" style:font-size-complex="12pt"/>
    </style:style>
    <style:style style:name="P8" style:family="paragraph" style:parent-style-name="Standard">
      <style:text-properties fo:font-size="12pt" fo:font-weight="bold" officeooo:rsid="0010907e" officeooo:paragraph-rsid="0010907e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style:text-underline-style="solid" style:text-underline-width="auto" style:text-underline-color="font-color" fo:font-weight="bold" officeooo:rsid="0015e165" officeooo:paragraph-rsid="0015e165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style:text-underline-style="solid" style:text-underline-width="auto" style:text-underline-color="font-color" fo:font-weight="bold" officeooo:rsid="0023347d" officeooo:paragraph-rsid="0023347d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style:text-underline-style="solid" style:text-underline-width="auto" style:text-underline-color="font-color" fo:font-weight="bold" officeooo:rsid="00137357" officeooo:paragraph-rsid="00137357" style:font-size-asian="12pt" style:font-weight-asian="bold" style:font-size-complex="12pt" style:font-weight-complex="bold"/>
    </style:style>
    <style:style style:name="P12" style:family="paragraph" style:parent-style-name="Standard">
      <style:text-properties officeooo:rsid="0015e165" officeooo:paragraph-rsid="0023347d"/>
    </style:style>
    <style:style style:name="P13" style:family="paragraph" style:parent-style-name="Standard">
      <style:text-properties fo:font-size="14pt" style:text-underline-style="none" fo:font-weight="normal" officeooo:rsid="0023347d" officeooo:paragraph-rsid="0023347d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137357" officeooo:paragraph-rsid="00137357" style:font-size-asian="14pt" style:font-weight-asian="normal" style:font-size-complex="14pt" style:font-weight-complex="normal"/>
    </style:style>
    <style:style style:name="P15" style:family="paragraph" style:parent-style-name="Standard">
      <style:text-properties officeooo:paragraph-rsid="0023347d"/>
    </style:style>
    <style:style style:name="P16" style:family="paragraph" style:parent-style-name="Standard">
      <style:paragraph-properties fo:line-height="100%"/>
      <style:text-properties style:font-name="Liberation Serif2" fo:letter-spacing="-0.018cm" fo:language="en" fo:country="US" officeooo:paragraph-rsid="0023347d" style:font-name-complex="Liberation Serif2" style:font-style-complex="italic"/>
    </style:style>
    <style:style style:name="P17" style:family="paragraph" style:parent-style-name="Standard">
      <style:paragraph-properties fo:line-height="100%"/>
      <style:text-properties officeooo:paragraph-rsid="0023347d"/>
    </style:style>
    <style:style style:name="P18" style:family="paragraph" style:parent-style-name="Standard" style:list-style-name="WW8Num4">
      <style:paragraph-properties fo:line-height="100%"/>
      <style:text-properties officeooo:paragraph-rsid="0023347d"/>
    </style:style>
    <style:style style:name="P19" style:family="paragraph" style:parent-style-name="Standard" style:list-style-name="WW8Num3">
      <style:paragraph-properties fo:line-height="100%"/>
      <style:text-properties officeooo:paragraph-rsid="0023347d"/>
    </style:style>
    <style:style style:name="P20" style:family="paragraph" style:parent-style-name="Footer">
      <style:paragraph-properties fo:text-align="end" style:justify-single-word="false"/>
      <style:text-properties fo:font-size="10pt" officeooo:rsid="0023347d" officeooo:paragraph-rsid="0023347d" style:font-size-asian="10pt" style:font-size-complex="10pt"/>
    </style:style>
    <style:style style:name="P21" style:family="paragraph" style:parent-style-name="Standard_7e_LT_7e_Untertitel">
      <style:text-properties fo:font-size="18pt" fo:font-weight="bold" officeooo:paragraph-rsid="0010907e" style:font-size-asian="18pt" style:font-weight-asian="bold"/>
    </style:style>
    <style:style style:name="P22" style:family="paragraph" style:parent-style-name="Standard_7e_LT_7e_Untertitel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4pt"/>
    </style:style>
    <style:style style:name="T1" style:family="text">
      <style:text-properties officeooo:rsid="0012831d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3pt" fo:font-weight="bold" officeooo:rsid="0012831d" style:font-size-asian="13pt" style:font-weight-asian="bold" style:font-size-complex="13pt" style:font-weight-complex="bold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T6" style:family="text">
      <style:text-properties fo:font-size="12pt" style:text-underline-style="solid" style:text-underline-width="auto" style:text-underline-color="font-color" fo:font-weight="bold" officeooo:rsid="00195fc0" style:font-size-asian="10.5pt" style:font-weight-asian="bold" style:font-size-complex="12pt" style:font-weight-complex="bold"/>
    </style:style>
    <style:style style:name="T7" style:family="text">
      <style:text-properties fo:font-size="12pt" style:text-underline-style="none" fo:font-weight="normal" officeooo:rsid="0023347d" style:font-size-asian="10.5pt" style:font-weight-asian="normal" style:font-size-complex="12pt" style:font-weight-complex="normal"/>
    </style:style>
    <style:style style:name="T8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9" style:family="text">
      <style:text-properties officeooo:rsid="00195fc0"/>
    </style:style>
    <style:style style:name="T10" style:family="text">
      <style:text-properties officeooo:rsid="001e803b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2831d" style:font-weight-asian="bold" style:font-weight-complex="bold"/>
    </style:style>
    <style:style style:name="T13" style:family="text">
      <style:text-properties fo:font-weight="normal" style:font-weight-asian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ba0a0" style:font-weight-asian="normal" style:font-weight-complex="normal"/>
    </style:style>
    <style:style style:name="T16" style:family="text">
      <style:text-properties fo:font-weight="normal" officeooo:rsid="0023347d" style:font-weight-asian="normal" style:font-weight-complex="normal"/>
    </style:style>
    <style:style style:name="T17" style:family="text">
      <style:text-properties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font-size="14pt" style:text-underline-style="solid" style:text-underline-width="auto" style:text-underline-color="font-color" fo:font-weight="normal" officeooo:rsid="00195fc0" style:font-size-asian="14pt" style:font-weight-asian="normal" style:font-size-complex="14pt" style:font-weight-complex="normal"/>
    </style:style>
    <style:style style:name="T19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fo:font-weight="normal" style:letter-kerning="true" style:font-style-asian="normal" style:font-weight-asian="normal" style:text-emphasize="none"/>
    </style:style>
    <style:style style:name="T20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fo:font-weight="normal" officeooo:rsid="0010907e" style:letter-kerning="true" style:font-style-asian="normal" style:font-weight-asian="normal" style:font-size-complex="18pt" style:font-weight-complex="bold" style:text-emphasize="none"/>
    </style:style>
    <style:style style:name="T21" style:family="text">
      <style:text-properties officeooo:rsid="0023347d"/>
    </style:style>
    <style:style style:name="T22" style:family="text">
      <style:text-properties style:font-name="Liberation Serif2" fo:letter-spacing="-0.018cm" style:font-name-complex="Liberation Serif2" style:font-style-complex="italic"/>
    </style:style>
    <style:style style:name="T23" style:family="text">
      <style:text-properties style:font-name="Liberation Serif2" fo:letter-spacing="-0.018cm" style:text-underline-style="solid" style:text-underline-width="auto" style:text-underline-color="font-color" fo:font-weight="bold" style:font-weight-asian="bold" style:font-name-complex="Liberation Serif2" style:font-style-complex="italic"/>
    </style:style>
    <style:style style:name="T24" style:family="text">
      <style:text-properties style:font-name="Liberation Serif2" fo:letter-spacing="-0.018cm" fo:language="en" fo:country="US" style:font-name-complex="Liberation Serif2" style:font-style-complex="italic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195fc0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officeooo:rsid="00195f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20">Digitaler Vokabelkasten</text:span></text:p>
      <text:p text:style-name="P22"><text:span text:style-name="T19">Datenbanken anhand eines Beispielprojektes</text:span></text:p>
      <text:p text:style-name="P8"/>
      <text:p text:style-name="P10"><text:span text:style-name="T1">A</text:span>lternativen zu Microsoft Access (Auswahl)</text:p>
      <text:p text:style-name="P1">- Oracle DBMS</text:p>
      <text:p text:style-name="P2"><text:span text:style-name="T1">- SAP (</text:span>MaxDB, ASE, IQ, HANA<text:span text:style-name="T1">)</text:span></text:p>
      <text:p text:style-name="P3"><text:s text:c="2"/><text:tab/><text:span text:style-name="T1">=&gt; Oracle und SAP hauptsächlich im Einsatz für Geschäftsprozesse wie Einkauf, Vertrieb, Buchführung…</text:span></text:p>
      <text:p text:style-name="P3"/>
      <text:p text:style-name="P4">- MySQL / MariaDB</text:p>
      <text:p text:style-name="P4"><text:tab/><text:span text:style-name="T10">=&gt; Open Source</text:span></text:p>
      <text:p text:style-name="P4"><text:tab/><text:span text:style-name="T10">=&gt; MariaDB ist eine Abspaltung von MySQL</text:span></text:p>
      <text:p text:style-name="P4"><text:tab/><text:span text:style-name="T10">=&gt; MySQL DB sind lauffähig unter MariaDB, andersrum nicht immer wegen neuen Funktionen</text:span></text:p>
      <text:p text:style-name="P4"><text:tab/><text:span text:style-name="T21">=&gt; Dominierend bei Webanwendungen</text:span></text:p>
      <text:p text:style-name="P5"><text:span text:style-name="T14"/></text:p>
      <text:p text:style-name="P7"><text:span text:style-name="T14">Beispiel: Facebook verwendet MySQL </text:span><text:span text:style-name="T16">(</text:span><text:span text:style-name="T14">und MongoDB.</text:span><text:span text:style-name="T16">)</text:span></text:p>
      <text:p text:style-name="P4"/>
      <text:p text:style-name="P11">Verwendete Tools <text:span text:style-name="T21">für das Beispielprojekt</text:span></text:p>
      <text:p text:style-name="P5">- Git / GitHub.<text:span text:style-name="T21">com</text:span> (VCS = Version Control System)</text:p>
      <text:p text:style-name="P6"><text:span text:style-name="T11">- </text:span><text:span text:style-name="T14">MySQL / MariaDB</text:span></text:p>
      <text:p text:style-name="P6"><text:span text:style-name="T15">- </text:span><text:span text:style-name="T16">Weitere Drittanbieterkomponenten (wie z.b. Fat-Free-Framework und Bootstrap)</text:span></text:p>
      <text:p text:style-name="P14"/>
      <text:p text:style-name="P9">Programmiersprache</text:p>
      <text:p text:style-name="P12"><text:span text:style-name="T8">Mithilfe der Programmiersprache PHP wurde die Logik der Anwendung im Hintergrund umgesetzt. Für die Erstellung der Benutzeroberfläche, wurde die Programmiersprache JavaScript und die Auszeichnungssprachen HTML und CSS verwendet.</text:span><text:span text:style-name="T17"> </text:span></text:p>
      <text:p text:style-name="P12"><text:span text:style-name="T18"/></text:p>
      <text:p text:style-name="P10"><text:span text:style-name="T9">D</text:span>as Projekt</text:p>
      <text:p text:style-name="P15"><text:span text:style-name="T7">Der gesamte Code, als auch die Präsentation, kann unter https://github.com/Croydon/voc-trainer</text:span></text:p>
      <text:p text:style-name="P13"><text:span text:style-name="T4">aufgerufen werden.</text:span></text:p>
      <text:p text:style-name="P13"><text:span text:style-name="T4"/></text:p>
      <text:p text:style-name="P10">Quellen</text:p>
      <text:p text:style-name="P17"><text:span text:style-name="T22">Git: https://git-scm.herokuapp.com/about/; 27.04.2015</text:span></text:p>
      <text:p text:style-name="P17"><text:span text:style-name="T24">Oracle DBMS: https://de.wikipedia.org/wiki/Oracle_%28Datenbanksystem%29#Liste_weiterer_Eigenschaften; 26.04.2015</text:span></text:p>
      <text:p text:style-name="P16">SAP:</text:p>
      <text:list xml:id="list1748239848747090413" text:style-name="WW8Num4">
        <text:list-item>
          <text:p text:style-name="P18"><text:span text:style-name="T24">https://de.wikipedia.org/wiki/SAP; 24.04.2015</text:span></text:p>
        </text:list-item>
        <text:list-item>
          <text:p text:style-name="P18"><text:span text:style-name="T24">http://de.news-sap.com/2015/04/24/saps-chief-technology-officer-denkt-vor/; 26.04.2015</text:span></text:p>
        </text:list-item>
      </text:list>
      <text:p text:style-name="P16">MySQL/MariaDB:</text:p>
      <text:list xml:id="list5271891846814371609" text:style-name="WW8Num3">
        <text:list-item>
          <text:p text:style-name="P19"><text:span text:style-name="T24">https://de.wikipedia.org/wiki/MariaDB; 27.04.2015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iberation Serif" svg:font-family="'Liberation Serif', serif"/>
    <style:font-face style:name="Mangal2" svg:font-family="Mangal"/>
    <style:font-face style:name="Courier New" svg:font-family="'Courier New'" style:font-family-generic="modern"/>
    <style:font-face style:name="Liberation Sans1" svg:font-family="'Liberation Sans'" style:font-family-generic="swiss"/>
    <style:font-face style:name="Liberation Serif1" svg:font-family="'Liberation Serif'" style:font-family-generic="swiss"/>
    <style:font-face style:name="Mangal" svg:font-family="Mangal" style:font-family-generic="swiss"/>
    <style:font-face style:name="Open Sans" svg:font-family="'Open Sans'" style:font-family-generic="swiss"/>
    <style:font-face style:name="Courier New1" svg:font-family="'Courier New'" style:font-family-generic="modern" style:font-pitch="fixed"/>
    <style:font-face style:name="Liberation Serif2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Mangal2" style:font-family-complex="Mangal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swiss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swiss" fo:font-size="18pt" style:letter-kerning="true" style:font-size-asian="18pt"/>
    </style:style>
    <style:style style:name="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swiss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swiss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4z0" style:family="text">
      <style:text-properties style:font-name="Symbol" fo:font-family="Symbol" style:font-family-generic="roman" style:font-pitch="variable" fo:letter-spacing="-0.018cm" fo:language="en" fo:country="US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letter-spacing="-0.018cm" fo:language="en" fo:country="US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0pt" officeooo:rsid="0023347d" officeooo:paragraph-rsid="0023347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ichael Keck, 05.05.2015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Keck</meta:initial-creator>
    <meta:creation-date>2015-04-09T18:15:54.885000000</meta:creation-date>
    <dc:date>2015-05-05T00:13:58.874000000</dc:date>
    <dc:creator>Michael Keck</dc:creator>
    <meta:editing-duration>PT8H56M20S</meta:editing-duration>
    <meta:editing-cycles>17</meta:editing-cycles>
    <meta:generator>LibreOffice/4.4.2.2$Windows_x86 LibreOffice_project/c4c7d32d0d49397cad38d62472b0bc8acff48dd6</meta:generator>
    <meta:printed-by>Michael Keck</meta:printed-by>
    <meta:print-date>2015-05-04T23:10:02.112000000</meta:print-date>
    <meta:document-statistic meta:table-count="0" meta:image-count="0" meta:object-count="0" meta:page-count="1" meta:paragraph-count="30" meta:word-count="161" meta:character-count="1445" meta:non-whitespace-character-count="1309"/>
  </office:meta>
</office:document-meta>
</file>